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ffRow.getBreakAfter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ffRow.getExplicitH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ffRow.getBody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ffRow.getKeepWithNextStrength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EffRow.EffRow( int index , int bodyType , List gridUni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ffRow.getBreakBefor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ffRow.getKeepTogetherStreng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ffRow.getGridUni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ffRow.getTableR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ffRow.getKeepWithPreviousStrength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EffRow.setExplicitHeight( MinOptMax mo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ffRow.setHeight( MinOptMax mo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ffRow.getGridUnit( int colum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ffRow.getH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ffRow.get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ffRow.safelyGetGridUnit( int colum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ffRow.getFlag( int whic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ffRow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